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2039" officeooo:paragraph-rsid="00142039"/>
    </style:style>
    <style:style style:name="P2" style:family="paragraph" style:parent-style-name="Standard">
      <style:text-properties officeooo:paragraph-rsid="00142039"/>
    </style:style>
    <style:style style:name="P3" style:family="paragraph" style:parent-style-name="Standard">
      <style:paragraph-properties fo:text-align="center" style:justify-single-word="false"/>
      <style:text-properties officeooo:rsid="00142039" officeooo:paragraph-rsid="00142039"/>
    </style:style>
    <style:style style:name="P4" style:family="paragraph" style:parent-style-name="Standard">
      <style:paragraph-properties fo:text-align="start" style:justify-single-word="false"/>
      <style:text-properties officeooo:rsid="00142039" officeooo:paragraph-rsid="00142039"/>
    </style:style>
    <style:style style:name="P5" style:family="paragraph" style:parent-style-name="Standard">
      <style:text-properties officeooo:rsid="00142039" officeooo:paragraph-rsid="00142039"/>
    </style:style>
    <style:style style:name="P6" style:family="paragraph" style:parent-style-name="Standard">
      <style:text-properties officeooo:rsid="00142039" officeooo:paragraph-rsid="0015f8db"/>
    </style:style>
    <style:style style:name="P7" style:family="paragraph" style:parent-style-name="Standard">
      <style:text-properties officeooo:rsid="0015f8db" officeooo:paragraph-rsid="0015f8db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15f8db" officeooo:paragraph-rsid="0015f8db" style:font-weight-asian="bold" style:font-weight-complex="bold"/>
    </style:style>
    <style:style style:name="T1" style:family="text">
      <style:text-properties officeooo:rsid="001420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f8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илософские проблемы информатики </text:p>
      <text:p text:style-name="P3"/>
      <text:p text:style-name="P4">1. Жижек С. "Киберпространство, или Невыносимая замкнутость бытия" <text:s/></text:p>
      <text:p text:style-name="P4"><text:s text:c="3"/>В статье рассматривается влияние киберпространства на современное восприятие реальности и идентичности. Автор анализирует, как виртуальная среда трансформирует человеческие отношения и восприятие бытия, создавая новые формы замкнутости и изоляции.</text:p>
      <text:p text:style-name="P4"/>
      <text:p text:style-name="P4">2. Жижек С. "Матрица, или Две стороны извращения" <text:s/></text:p>
      <text:p text:style-name="P4"><text:s text:c="3"/>Жижек исследует философские и культурные аспекты фильма "Матрица", рассматривая его как метафору современного состояния общества. Он акцентирует внимание на двойственности реальности и иллюзии, подчеркивая влияние технологий на человеческое восприятие.</text:p>
      <text:p text:style-name="P4"/>
      <text:p text:style-name="P4">3. Эко У. "От Интернета к Гуттенбергу: текст и гипертекст" <text:s/></text:p>
      <text:p text:style-name="P4"><text:s text:c="3"/>Умберто Эко анализирует эволюцию текста от печатного до цифрового формата, акцентируя внимание на гипертексте как новой форме взаимодействия с информацией. Автор обсуждает, как Интернет изменяет традиционные концепции авторства и читательского восприятия.</text:p>
      <text:p text:style-name="P4"/>
      <text:p text:style-name="P4">4. Хайм М. "Метафизика виртуальной реальности" <text:s/></text:p>
      <text:p text:style-name="P4"><text:s text:c="3"/>В работе рассматриваются философские основы виртуальной реальности и её воздействие на восприятие мира. Хайм исследует, как виртуальные пространства влияют на наше понимание реальности и сущности человеческого существования.</text:p>
      <text:p text:style-name="P4"/>
      <text:p text:style-name="P4">5. К. Колин "Философские проблемы информатики" <text:s/></text:p>
      <text:p text:style-name="P4"><text:s text:c="3"/>В книге обсуждаются ключевые философские проблемы, возникающие в контексте информатики и цифровых технологий. Автор анализирует этические, эпистемологические и онтологические вопросы, связанные с развитием информационных технологий.</text:p>
      <text:p text:style-name="P4"/>
      <text:p text:style-name="P4">6. Мальцева С.М. "ФИЛОСОФИЯ ИНТЕРНЕТА КАК ОТРАСЛЬ СОВРЕМЕННОЙ ФИЛОСОФИИ" <text:s/></text:p>
      <text:p text:style-name="P4"><text:s text:c="3"/>Статья представляет собой обзор философских аспектов Интернета как новой дисциплины в рамках современной философии. Авторы исследуют влияние Интернета на мышление, коммуникацию и социальные структуры.</text:p>
      <text:p text:style-name="P4"/>
      <text:p text:style-name="P4">7. Волобуев А.В. "ЭТИКА ИСКУССТВЕННОГО ИНТЕЛЛЕКТА, ДИСКРИМИНАЦИЯ И НЕРАВЕНСТВО" <text:s/></text:p>
      <text:p text:style-name="P4"><text:s text:c="3"/>В данной работе рассматриваются этические проблемы, связанные с развитием искусственного интеллекта, включая вопросы дискриминации и неравенства. Автор анализирует последствия внедрения ИИ в различные сферы жизни и его влияние на социальные отношения.</text:p>
      <text:p text:style-name="P1"/>
      <text:p text:style-name="P7"/>
      <text:p text:style-name="P8">Список литературы</text:p>
      <text:p text:style-name="P1"/>
      <text:p text:style-name="P1"><text:span text:style-name="T3">1</text:span>. Жижек С. Киберпространство, или Невыносимая замкнутость бытия. Ч. 2 // Искусство кино. 1998. № 2. С. 124.</text:p>
      <text:p text:style-name="P1"/>
      <text:p text:style-name="P1"><text:span text:style-name="T3">2</text:span>. Жижек С. Матрица, или Две стороны извращения // Искусство кино. 2000. № 6. С. 99.</text:p>
      <text:p text:style-name="P1"/>
      <text:p text:style-name="P1"><text:span text:style-name="T3">3</text:span>. Колин К. Философские проблемы информатики // Бином, 2010. 270 с.</text:p>
      <text:p text:style-name="P1"/>
      <text:p text:style-name="P1"><text:span text:style-name="T3">4</text:span>. Эко У. От Интернета к Гуттенбергу: текст и гипертекст // Новое литературное обозрение. 1998. № 32. С. 11-12.</text:p>
      <text:p text:style-name="P1"/>
      <text:p text:style-name="P1"><text:span text:style-name="T3">5</text:span>. Хайм М. Метафизика виртуальной реальности // Исследования по философии современного понимания мира. С. 115.</text:p>
      <text:p text:style-name="P1"/>
      <text:p text:style-name="P6"><text:span text:style-name="T3">6</text:span>. Волобуев А.В. ЭТИКА ИСКУССТВЕННОГО ИНТЕЛЛЕКТА, ДИСКРИМИНАЦИЯ И НЕРАВЕНСТВО // Век глобализации. 2023. № 3 (47). URL: https://cyberleninka.ru/article/n/etika-iskusstvennogo-intellekta-diskriminatsiya-i-neravenstvo (дата обращения: 14.02.2025).</text:p>
      <text:p text:style-name="P6"/>
      <text:p text:style-name="P6"><text:span text:style-name="T3">7</text:span>. Мальцева С.М., Строганов Д.А., Козлова П.И., и др. ФИЛОСОФИЯ ИНТЕРНЕТА КАК ОТРАСЛЬ СОВРЕМЕННОЙ ФИЛОСОФИИ // Международный научно-исследовательский журнал. 2023. № 8 (134). URL: https://research-journal.org/archive/8-134-2023-august/10.23670/IRJ.2023.134.67 (дата обращения: 14.02.2025). DOI: 10.23670/IRJ.2023.134.67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4T18:18:44.765000000</meta:creation-date>
    <dc:date>2025-02-21T13:14:29.492000000</dc:date>
    <meta:editing-duration>PT15M7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3" meta:word-count="386" meta:character-count="3206" meta:non-whitespace-character-count="2807"/>
  </office:meta>
</office:document-meta>
</file>